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le1" style:family="table">
      <style:table-properties style:width="13.614cm" fo:margin-left="0cm" fo:margin-right="3.385cm" table:align="margins"/>
    </style:style>
    <style:style style:name="Table1.A" style:family="table-column">
      <style:table-column-properties style:column-width="13.614cm" style:rel-column-width="65535*"/>
    </style:style>
    <style:style style:name="Table1.A1" style:family="table-cell">
      <style:table-cell-properties fo:padding="0.097cm" fo:border="0.002cm solid #000000"/>
    </style:style>
    <style:style style:name="Table2" style:family="table">
      <style:table-properties style:width="2.581cm" fo:margin-left="10.298cm" fo:margin-right="0.542cm" table:align="margins"/>
    </style:style>
    <style:style style:name="Table2.A" style:family="table-column">
      <style:table-column-properties style:column-width="2.581cm" style:rel-column-width="65535*"/>
    </style:style>
    <style:style style:name="Table2.1" style:family="table-row">
      <style:table-row-properties style:min-row-height="0.864cm"/>
    </style:style>
    <style:style style:name="Table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margin-left="0.462cm" fo:margin-right="0.005cm" fo:text-align="center" style:justify-single-word="false" fo:text-indent="-0.508cm" style:auto-text-indent="false">
        <style:tab-stops/>
      </style:paragraph-properties>
    </style:style>
    <style:style style:name="P4" style:family="paragraph" style:parent-style-name="Table_20_Contents">
      <style:paragraph-properties fo:margin-left="4.45cm" fo:margin-right="0.005cm" fo:text-align="start" style:justify-single-word="false" fo:text-indent="-4.445cm" style:auto-text-indent="false">
        <style:tab-stops/>
      </style:paragraph-properties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6" style:family="paragraph" style:parent-style-name="Table_20_Contents">
      <style:paragraph-properties fo:text-align="start" style:justify-single-word="fals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">Emprunt d'un exemplaire</text:p>
            <text:p text:style-name="P1"/>
            <text:p text:style-name="P1"/>
            <text:p text:style-name="P4">Numéro de lecteur ? <text:s text:c="10"/><text:span text:style-name="T1"><text:s text:c="10"/>42 <text:s text:c="8"/></text:span></text:p>
            <text:p text:style-name="P6"><text:span text:style-name="T4">ISBN ? <text:s text:c="3"/></text:span><text:span text:style-name="T3"><text:s text:c="27"/></text:span><text:span text:style-name="T1">0-7195-6815-3</text:span></text:p>
            <text:p text:style-name="P5">Numéro chronologique ? <text:s text:c="2"/><text:span text:style-name="T1"><text:s text:c="12"/>3 <text:s text:c="6"/></text:span></text:p>
            <text:p text:style-name="P2"/>
            <table:table table:name="Table2" table:style-name="Table2">
              <table:table-column table:style-name="Table2.A"/>
              <table:table-row table:style-name="Table2.1">
                <table:table-cell table:style-name="Table2.A1" office:value-type="string">
                  <text:p text:style-name="P3">Valider</text:p>
                </table:table-cell>
              </table:table-row>
            </table:table>
            <text:p text:style-name="P2"/>
          </table:table-cell>
        </table:table-row>
      </table:table>
      <text:p text:style-name="Standard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4T14:02:57</meta:creation-date>
    <dc:date>2008-12-01T14:06:22</dc:date>
    <meta:editing-cycles>6</meta:editing-cycles>
    <meta:editing-duration>PT31M52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6" meta:word-count="16" meta:character-count="177"/>
  </office:meta>
</office:document-meta>
</file>